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apełnij serce swoje</text:span><text:span text:style-name="T1"><text:line-break/></text:span><text:span text:style-name="T1">tym kosztownym</text:span><text:span text:style-name="T1"><text:line-break/></text:span><text:span text:style-name="T1">nasieniem,</text:span><text:span text:style-name="T1"><text:line-break/></text:span><text:span text:style-name="T1"><text:line-break/></text:span><text:span text:style-name="T1">A zobaczysz, że Bóg</text:span><text:span text:style-name="T1"><text:line-break/></text:span><text:span text:style-name="T1">poprowadzi</text:span><text:span text:style-name="T1"><text:line-break/></text:span><text:span text:style-name="T1">Cię do ludz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am zobaczysz, że Bóg</text:span><text:span text:style-name="T1"><text:line-break/></text:span><text:span text:style-name="T1">poprowadzi cię do ludzi,</text:span><text:span text:style-name="T1"><text:line-break/></text:span><text:span text:style-name="T1"><text:line-break/></text:span><text:span text:style-name="T1">których będziesz mógł</text:span><text:span text:style-name="T1"><text:line-break/></text:span><text:span text:style-name="T1">zaprowadzić</text:span><text:span text:style-name="T1"><text:line-break/></text:span><text:span text:style-name="T1">do Chrystus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8-09-09T20:12:37</meta:creation-date>
    <dc:date>2013-10-11T20:48:27.263000000</dc:date>
    <dc:language>pl-PL</dc:language>
    <meta:editing-cycles>9</meta:editing-cycles>
    <meta:editing-duration>PT11M44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